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rsid="001ec64c" officeooo:paragraph-rsid="001ec64c" style:font-size-asian="20pt" style:font-size-complex="20pt"/>
    </style:style>
    <style:style style:name="P2" style:family="paragraph" style:parent-style-name="Standard">
      <style:text-properties fo:font-size="12pt" officeooo:rsid="001ec64c" officeooo:paragraph-rsid="001ec64c" style:font-size-asian="12pt" style:font-size-complex="12pt"/>
    </style:style>
    <style:style style:name="P3" style:family="paragraph" style:parent-style-name="Standard">
      <style:text-properties fo:font-size="12pt" officeooo:rsid="002048af" officeooo:paragraph-rsid="002048af" style:font-size-asian="10.5pt" style:font-size-complex="12pt"/>
    </style:style>
    <style:style style:name="P4" style:family="paragraph" style:parent-style-name="Standard">
      <style:text-properties fo:font-size="12pt" officeooo:rsid="002089cd" officeooo:paragraph-rsid="002089cd" style:font-size-asian="10.5pt" style:font-size-complex="12pt"/>
    </style:style>
    <style:style style:name="P5" style:family="paragraph" style:parent-style-name="Standard">
      <style:text-properties fo:font-size="16pt" officeooo:rsid="002048af" officeooo:paragraph-rsid="002048af" style:font-size-asian="16pt" style:font-size-complex="16pt"/>
    </style:style>
    <style:style style:name="P6" style:family="paragraph" style:parent-style-name="Standard">
      <style:text-properties fo:font-size="16pt" officeooo:rsid="001ec64c" officeooo:paragraph-rsid="001ec64c" style:font-size-asian="16pt" style:font-size-complex="16pt"/>
    </style:style>
    <style:style style:name="P7" style:family="paragraph" style:parent-style-name="Standard">
      <style:text-properties fo:font-size="16pt" officeooo:rsid="002089cd" officeooo:paragraph-rsid="002089cd" style:font-size-asian="16pt" style:font-size-complex="16pt"/>
    </style:style>
    <style:style style:name="P8" style:family="paragraph" style:parent-style-name="Standard">
      <style:text-properties fo:font-size="14pt" fo:font-weight="bold" officeooo:rsid="002089cd" officeooo:paragraph-rsid="002089cd" style:font-size-asian="14pt" style:font-weight-asian="bold" style:font-size-complex="14pt" style:font-weight-complex="bold"/>
    </style:style>
    <style:style style:name="P9" style:family="paragraph" style:parent-style-name="Standard" style:list-style-name="List_20_1">
      <style:text-properties fo:font-weight="normal" officeooo:paragraph-rsid="002089cd" style:font-weight-asian="normal" style:font-weight-complex="normal"/>
    </style:style>
    <style:style style:name="P10" style:family="paragraph" style:parent-style-name="Standard" style:list-style-name="List_20_1">
      <style:text-properties fo:font-weight="normal" officeooo:paragraph-rsid="00211ee0" style:font-weight-asian="normal" style:font-weight-complex="normal"/>
    </style:style>
    <style:style style:name="T1" style:family="text">
      <style:text-properties fo:font-size="14pt" officeooo:rsid="002089cd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ex-items</text:p>
      <text:p text:style-name="P2"/>
      <text:p text:style-name="P5">Flex-grow</text:p>
      <text:p text:style-name="P6"/>
      <text:p text:style-name="P3">Define a proporcionalidade de crescimento dos itens, respeitando o tamanho de seus conteúdos internos.</text:p>
      <text:p text:style-name="P3"/>
      <text:p text:style-name="P3">OBS: não funcionará caso tenhamos adicionado justify-content ao nosso flex container. </text:p>
      <text:p text:style-name="P3"/>
      <text:p text:style-name="P4">Flex-grow: trabalha com números que pode ser 0 ou um número que indique a proporção de crescimento.</text:p>
      <text:p text:style-name="P4"/>
      <text:p text:style-name="P7">Flex-basis</text:p>
      <text:p text:style-name="P4"/>
      <text:p text:style-name="P4">É a propriedade que estabelece o tamanho inicial do item antes das distribuições de espaços restantes dentro dele, usando como base o conteúdo interno disposto.</text:p>
      <text:p text:style-name="P4"/>
      <text:p text:style-name="P8">Valores possíveis:</text:p>
      <text:p text:style-name="P8"/>
      <text:list xml:id="list482588858" text:style-name="List_20_1">
        <text:list-item>
          <text:p text:style-name="P9"><text:span text:style-name="T1">auto: caso o item não tenha tamanho, este será proporcional ao conteúdo do item.</text:span></text:p>
        </text:list-item>
        <text:list-item>
          <text:p text:style-name="P10"><text:span text:style-name="T1">Px, em…; são valores exatos previamente definidos.</text:span></text:p>
        </text:list-item>
        <text:list-item>
          <text:p text:style-name="P10"><text:span text:style-name="T1">0 (zero): terá relação com a definição do flex-grow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11:48:24.100000000</meta:creation-date>
    <dc:date>2022-06-05T13:24:19.030000000</dc:date>
    <meta:editing-duration>PT2M55S</meta:editing-duration>
    <meta:editing-cycles>1</meta:editing-cycles>
    <meta:document-statistic meta:table-count="0" meta:image-count="0" meta:object-count="0" meta:page-count="1" meta:paragraph-count="11" meta:word-count="105" meta:character-count="679" meta:non-whitespace-character-count="587"/>
    <meta:generator>LibreOffice/7.3.3.2$Windows_X86_64 LibreOffice_project/d1d0ea68f081ee2800a922cac8f79445e4603348</meta:generator>
  </office:meta>
</office:document-meta>
</file>